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0.1cm" svg:y="5.087cm">
            <draw:object draw:notify-on-update-of-ranges="Feuille1.A1:Feuille1.A1 Feuille1.A2:Feuille1.A11 Feuille1.B1:Feuille1.B1 Feuille1.B2:Feuille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983" calcext:value-type="float">
            <text:p>10,19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53258" calcext:value-type="float">
            <text:p>4,5325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.24929" calcext:value-type="float">
            <text:p>4,249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66572" calcext:value-type="float">
            <text:p>5,6657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81586" calcext:value-type="float">
            <text:p>4,815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66572" calcext:value-type="float">
            <text:p>5,6657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.09915" calcext:value-type="float">
            <text:p>5,099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81586" calcext:value-type="float">
            <text:p>4,8158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23229" calcext:value-type="float">
            <text:p>6,2322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08215" calcext:value-type="float">
            <text:p>7,082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6T13:00:25.730320749</dc:date>
    <meta:document-statistic meta:table-count="1" meta:cell-count="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86cm" svg:y="0.315cm" chart:style-name="ch2">
          <text:p>Error in function of the depth of the trees</text:p>
        </chart:title>
        <chart:legend chart:legend-position="end" svg:x="13.84cm" svg:y="4.187cm" style:legend-expansion="high" chart:style-name="ch3"/>
        <chart:plot-area chart:style-name="ch4" table:cell-range-address="Feuille1.A1:Feuille1.B11" chart:data-source-has-labels="row" svg:x="1.354cm" svg:y="1.316cm" svg:width="12.166cm" svg:height="6.5cm">
          <chartooo:coordinate-region svg:x="2.028cm" svg:y="1.529cm" svg:width="11.067cm" svg:height="5.613cm"/>
          <chart:axis chart:dimension="x" chart:name="primary-x" chart:style-name="ch5">
            <chart:title svg:x="6.941cm" svg:y="7.997cm" chart:style-name="ch6">
              <text:p>Depth</text:p>
            </chart:title>
          </chart:axis>
          <chart:axis chart:dimension="y" chart:name="primary-y" chart:style-name="ch5">
            <chart:title svg:x="0.451cm" svg:y="5.001cm" chart:style-name="ch7">
              <text:p>Error</text:p>
            </chart:title>
            <chart:grid chart:style-name="ch8" chart:class="major"/>
          </chart:axis>
          <chart:series chart:style-name="ch9" chart:values-cell-range-address="Feuille1.B2:Feuille1.B11" chart:label-cell-address="Feuille1.B1:Feuille1.B1" chart:class="chart:scatter">
            <chart:domain table:cell-range-address="Feuille1.A2:Feuille1.A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Error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A2:Feuille1.A11</svg:desc>
                </draw:g>
              </table:table-cell>
              <table:table-cell office:value-type="float" office:value="10.1983">
                <text:p>10.1983</text:p>
                <draw:g>
                  <svg:desc>Feuille1.B2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4.53258">
                <text:p>4.53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2">
                <text:p>212</text:p>
              </table:table-cell>
              <table:table-cell office:value-type="float" office:value="4.24929">
                <text:p>4.24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5.66572">
                <text:p>5.66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4">
                <text:p>414</text:p>
              </table:table-cell>
              <table:table-cell office:value-type="float" office:value="4.81586">
                <text:p>4.81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">
                <text:p>515</text:p>
              </table:table-cell>
              <table:table-cell office:value-type="float" office:value="5.66572">
                <text:p>5.66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6">
                <text:p>616</text:p>
              </table:table-cell>
              <table:table-cell office:value-type="float" office:value="5.09915">
                <text:p>5.09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7">
                <text:p>717</text:p>
              </table:table-cell>
              <table:table-cell office:value-type="float" office:value="4.81586">
                <text:p>4.81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8">
                <text:p>818</text:p>
              </table:table-cell>
              <table:table-cell office:value-type="float" office:value="6.23229">
                <text:p>6.23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9">
                <text:p>919</text:p>
              </table:table-cell>
              <table:table-cell office:value-type="float" office:value="7.08215">
                <text:p>7.08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